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6.103cm" table:align="left"/>
    </style:style>
    <style:style style:name="Tabell1.A" style:family="table-column">
      <style:table-column-properties style:column-width="2.205cm"/>
    </style:style>
    <style:style style:name="Tabell1.B" style:family="table-column">
      <style:table-column-properties style:column-width="3.898cm"/>
    </style:style>
    <style:style style:name="Tabel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1.B1" style:family="table-cell">
      <style:table-cell-properties fo:padding="0.097cm" fo:border="0.05pt solid #000000"/>
    </style:style>
    <style:style style:name="Tabell1.A2" style:family="table-cell">
      <style:table-cell-properties fo:padding="0.097cm" fo:border-left="0.05pt solid #000000" fo:border-right="none" fo:border-top="none" fo:border-bottom="0.05pt solid #000000"/>
    </style:style>
    <style:style style:name="Tabell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8.5cm"/>
    </style:style>
    <style:style style:name="Table1.B" style:family="table-column">
      <style:table-column-properties style:column-width="8.51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1.725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fa3bd" officeooo:paragraph-rsid="001fa3bd"/>
    </style:style>
    <style:style style:name="P2" style:family="paragraph" style:parent-style-name="Table_20_Contents">
      <style:text-properties officeooo:rsid="0025c9fa" officeooo:paragraph-rsid="0025c9fa"/>
    </style:style>
    <style:style style:name="P3" style:family="paragraph" style:parent-style-name="Standard">
      <style:text-properties officeooo:rsid="001fa3bd" officeooo:paragraph-rsid="001fa3bd"/>
    </style:style>
    <style:style style:name="P4" style:family="paragraph" style:parent-style-name="Standard">
      <style:text-properties officeooo:rsid="002558f4" officeooo:paragraph-rsid="002558f4"/>
    </style:style>
    <style:style style:name="P5" style:family="paragraph" style:parent-style-name="Table_20_Contents">
      <style:text-properties officeooo:rsid="00280ab9" officeooo:paragraph-rsid="00280ab9"/>
    </style:style>
    <style:style style:name="P6" style:family="paragraph" style:parent-style-name="Standard" style:list-style-name="L1">
      <style:text-properties officeooo:rsid="001fa3bd" officeooo:paragraph-rsid="001fa3bd"/>
    </style:style>
    <style:style style:name="P7" style:family="paragraph" style:parent-style-name="Standard" style:list-style-name="L1">
      <style:text-properties officeooo:rsid="00218377" officeooo:paragraph-rsid="00218377"/>
    </style:style>
    <style:style style:name="P8" style:family="paragraph" style:parent-style-name="Standard" style:list-style-name="L1">
      <style:text-properties officeooo:rsid="00218377" officeooo:paragraph-rsid="00254b61"/>
    </style:style>
    <style:style style:name="P9" style:family="paragraph" style:parent-style-name="Standard" style:list-style-name="L2">
      <style:text-properties officeooo:rsid="00218377" officeooo:paragraph-rsid="00218377"/>
    </style:style>
    <style:style style:name="P10" style:family="paragraph" style:parent-style-name="Standard" style:list-style-name="L2">
      <style:text-properties officeooo:rsid="0022f5df" officeooo:paragraph-rsid="0022f5df"/>
    </style:style>
    <style:style style:name="P11" style:family="paragraph" style:parent-style-name="Standard">
      <style:text-properties officeooo:rsid="0022f5df" officeooo:paragraph-rsid="0022f5df"/>
    </style:style>
    <style:style style:name="P12" style:family="paragraph" style:parent-style-name="Standard">
      <style:text-properties officeooo:rsid="00280ab9" officeooo:paragraph-rsid="00280ab9"/>
    </style:style>
    <style:style style:name="T1" style:family="text">
      <style:text-properties officeooo:rsid="00218377"/>
    </style:style>
    <style:style style:name="T2" style:family="text">
      <style:text-properties officeooo:rsid="0022f5df"/>
    </style:style>
    <style:style style:name="T3" style:family="text">
      <style:text-properties officeooo:rsid="00235abc"/>
    </style:style>
    <style:style style:name="T4" style:family="text">
      <style:text-properties officeooo:rsid="0029b8f9"/>
    </style:style>
    <style:style style:name="T5" style:family="text">
      <style:text-properties officeooo:rsid="002a9a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eedback data för ny revision.</text:p>
      <text:p text:style-name="P3"/>
      <table:table table:name="Tabell1" table:style-name="Tabell1">
        <table:table-column table:style-name="Tabell1.A"/>
        <table:table-column table:style-name="Tabell1.B"/>
        <table:table-row>
          <table:table-cell table:style-name="Tabell1.A1" office:value-type="string">
            <text:p text:style-name="P4">Testsubjekt</text:p>
          </table:table-cell>
          <table:table-cell table:style-name="Tabell1.B1" office:value-type="string">
            <text:p text:style-name="P2">h30t</text:p>
          </table:table-cell>
        </table:table-row>
        <table:table-row>
          <table:table-cell table:style-name="Tabell1.A2" office:value-type="string">
            <text:p text:style-name="P3">Material</text:p>
          </table:table-cell>
          <table:table-cell table:style-name="Tabell1.B2" office:value-type="string">
            <text:p text:style-name="P1">Klein-, talföljd, 2017</text:p>
          </table:table-cell>
        </table:table-row>
        <table:table-row>
          <table:table-cell table:style-name="Tabell1.A2" office:value-type="string">
            <text:p text:style-name="P1">Revision</text:p>
          </table:table-cell>
          <table:table-cell table:style-name="Tabell1.B2" office:value-type="string">
            <text:p text:style-name="P1">1.0</text:p>
          </table:table-cell>
        </table:table-row>
      </table:table>
      <text:p text:style-name="P3"/>
      <text:list xml:id="list3062220204259814278" text:style-name="L1">
        <text:list-item>
          <text:p text:style-name="P6">Hade förväntat sig ett mer generellt exempel. <text:span text:style-name="T1">Tydligare information eller byta fokus?</text:span></text:p>
        </text:list-item>
        <text:list-item>
          <text:p text:style-name="P6">Förväntade sig en lättillgänglig PowerPoint-lektion, men info från första sidorna gav mer information än förväntat (den såg inte nödvändig ut). <text:span text:style-name="T1">Mindre information, väl presenterat?</text:span></text:p>
        </text:list-item>
        <text:list-item>
          <text:p text:style-name="P7">Ser ut att kunna användas utan att omarbeta, men så uppfattas inte fallet vara. Usability++!</text:p>
        </text:list-item>
        <text:list-item>
          <text:p text:style-name="P7">”Explain” ger en uträkning utan ytterligare förklaring, förväntas lärare förklara var siffrorna kommer från?</text:p>
        </text:list-item>
        <text:list-item>
          <text:p text:style-name="P8">Kände till 5e, men förväntade sig inte repetition t.ex. Explain→ Explore→ Explain. </text:p>
          <text:p text:style-name="P8">Behövs en översikt av materialet med eleverna innan, eller ska man ändra materialet mer?</text:p>
        </text:list-item>
      </text:list>
      <text:list xml:id="list1770515566995446534" text:style-name="L2">
        <text:list-item>
          <text:p text:style-name="P9">Galtonbräda och träddiagrams nivåer kan behöva förklaras ytterligare. Vackra animationer?</text:p>
        </text:list-item>
        <text:list-item>
          <text:p text:style-name="P9">Felstavning.</text:p>
        </text:list-item>
        <text:list-item>
          <text:p text:style-name="P9"><text:span text:style-name="T2">Kontrollera</text:span> om <text:span text:style-name="T2">alla E</text:span> <text:span text:style-name="T3">betyder det som man går igenom på sliden.</text:span></text:p>
        </text:list-item>
        <text:list-item>
          <text:p text:style-name="P10">Separata slides för lärare, bra eller dåligt? Länka elevsidorna till dem på något sätt?</text:p>
        </text:list-item>
      </text:list>
      <text:p text:style-name="P11"/>
      <text:p text:style-name="P12">Sebs kommentarer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Problem</text:p>
          </table:table-cell>
          <table:table-cell table:style-name="Table1.B1" office:value-type="string">
            <text:p text:style-name="P5">Åtgärder</text:p>
          </table:table-cell>
        </table:table-row>
        <table:table-row table:style-name="Table1.2">
          <table:table-cell table:style-name="Table1.A2" office:value-type="string">
            <text:p text:style-name="P5">Listan: Förväntade sig talföljder, fick ett "väldigt specifikt exempel". Kleindagarna ger ofta nya perspektiv, vilket kanske kan förtydligas.</text:p>
          </table:table-cell>
          <table:table-cell table:style-name="Table1.B2" table:number-rows-spanned="2" office:value-type="string">
            <text:p text:style-name="Table_20_Contents">* <text:span text:style-name="T4">Skapa en ”welcome blurb”-liknande sak som beskriver vad materialet är till för.</text:span></text:p>
            <text:p text:style-name="Table_20_Contents">* <text:span text:style-name="T4">Lägg till en kort förklaring med ”läs mer”-länk om vad 5E är. Texten skulle även kunna användas för fler material.</text:span></text:p>
            <text:p text:style-name="Table_20_Contents">* <text:span text:style-name="T5">Hitta fler, gärna stabilare alternativ till Flash-Galtonbrädan.</text:span></text:p>
            <text:p text:style-name="Table_20_Contents">* <text:span text:style-name="T5">Utöka förklaringarna kring nivåerna, gärna med en bild på ett träddiagram.</text:span></text:p>
            <text:p text:style-name="Table_20_Contents">* <text:span text:style-name="T5">Flytta lärarförklaringen högre upp, som en bakgrundsdel.</text:span></text:p>
          </table:table-cell>
        </table:table-row>
        <table:table-row table:style-name="Table1.2">
          <table:table-cell table:style-name="Table1.A2" office:value-type="string">
            <text:p text:style-name="P5">* Otydligt hur materialet ska användas. Ska en använda det rakt av, eller anpassa det på något sätt?</text:p>
            <text:p text:style-name="P5">* Strukturen otydlig: Vad är 5E? Varför används strukturen i lektionerna?</text:p>
            <text:p text:style-name="P5">* Explain-sidans ekvation förklaras inte, ges ingen kontext, etc.</text:p>
            <text:p text:style-name="P5">* Inte i klassisk 5E-ordning. Varför denna uppdelning?</text:p>
            <text:p text:style-name="P5">* Galtonbräda-grejen funkade inte pga har inte Flash. Andra alternativ?</text:p>
            <text:p text:style-name="P5">* Otydligt i Explore, om Galtonbrädan: Vadå nivå 2? Bättre nivå-förklaringar?</text:p>
            <text:p text:style-name="P5">* Måste troligtvis kompletteras med några förklaringar för eleverna. [Vad fastnar eleverna på vanligtvis? Vad sade Kleindagarnas tester om materialet?]</text:p>
            <text:p text:style-name="P5">* Otydligt vilken mattekurs materialet är till för.</text:p>
            <text:p text:style-name="P5">* <text:span text:style-name="T5">Förklaringen för läraren var längst ner och upptäcktes långt efter att testpersonen hade ställt sig frågor som förklaringen besvarade.</text:span></text:p>
          </table:table-cell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3:00:19.314000000</meta:creation-date>
    <dc:date>2018-05-03T03:18:13.482000000</dc:date>
    <meta:editing-duration>PT1H13M56S</meta:editing-duration>
    <meta:editing-cycles>4</meta:editing-cycles>
    <meta:generator>LibreOffice/4.4.2.2$Windows_x86 LibreOffice_project/c4c7d32d0d49397cad38d62472b0bc8acff48dd6</meta:generator>
    <meta:document-statistic meta:table-count="2" meta:image-count="0" meta:object-count="0" meta:page-count="1" meta:paragraph-count="35" meta:word-count="350" meta:character-count="2330" meta:non-whitespace-character-count="2024"/>
  </office:meta>
</office:document-meta>
</file>